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8.015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8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076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2.122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755cm"/>
    </style:style>
    <style:style style:name="co16" style:family="table-column">
      <style:table-column-properties fo:break-before="auto" style:column-width="1.558cm"/>
    </style:style>
    <style:style style:name="co17" style:family="table-column">
      <style:table-column-properties fo:break-before="auto" style:column-width="2.18cm"/>
    </style:style>
    <style:style style:name="co1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4cm" fo:break-before="auto" style:use-optimal-row-height="true"/>
    </style:style>
    <style:style style:name="ro3" style:family="table-row">
      <style:table-row-properties style:row-height="0.87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style:font-name="Arial"/>
    </style:style>
    <style:style style:name="ce13" style:family="table-cell" style:parent-style-name="Default">
      <style:table-cell-properties style:vertical-align="top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ext-properties style:font-name="Arial" fo:font-weight="normal" style:font-weight-asian="normal" style:font-weight-complex="normal"/>
    </style:style>
    <style:style style:name="ce15" style:family="table-cell" style:parent-style-name="Default">
      <style:text-properties style:font-name="Arial" fo:font-weight="bold" style:font-weight-asian="bold" style:font-weight-complex="bold"/>
    </style:style>
    <style:style style:name="ce16" style:family="table-cell" style:parent-style-name="Bad">
      <style:text-properties style:font-name="Arial" fo:font-weight="normal" style:font-weight-asian="normal" style:font-weight-complex="normal"/>
    </style:style>
    <style:style style:name="ce18" style:family="table-cell" style:parent-style-name="Neutral"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font-name="Arial"/>
    </style:style>
    <style:style style:name="ce20" style:family="table-cell" style:parent-style-name="Default">
      <style:table-cell-properties fo:wrap-option="wrap" style:vertical-align="top"/>
      <style:text-properties style:font-name="Arial" fo:font-weight="normal" style:font-weight-asian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 style:data-style-name="N99"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/>
      <style:map style:condition="cell-content()=&quot;&quot;" style:apply-style-name="Bad" style:base-cell-address="Samples.B2"/>
    </style:style>
    <style:style style:name="ce24" style:family="table-cell" style:parent-style-name="Default">
      <style:text-properties style:font-name="Arial"/>
      <style:map style:condition="cell-content()=&quot;&quot;" style:apply-style-name="Neutral" style:base-cell-address="Samples.C2"/>
    </style:style>
    <style:style style:name="ce25" style:family="table-cell" style:parent-style-name="Default">
      <style:text-properties style:font-name="Arial"/>
      <style:map style:condition="is-true-formula(AND(ISNA(MATCH([.G2];[$Vocabularies.$A$2:.$A$5];0));NOT(ISBLANK([.G2]))))" style:apply-style-name="Bad" style:base-cell-address="Samples.G2"/>
      <style:map style:condition="cell-content()=&quot;&quot;" style:apply-style-name="Neutral" style:base-cell-address="Samples.G2"/>
    </style:style>
    <style:style style:name="ce26" style:family="table-cell" style:parent-style-name="Default">
      <style:text-properties style:font-name="Arial"/>
      <style:map style:condition="is-true-formula(ISNA(MATCH([.H2];[$Vocabularies.$B$2:.$B$4];0)))" style:apply-style-name="Bad" style:base-cell-address="Samples.H2"/>
    </style:style>
    <style:style style:name="ce28" style:family="table-cell" style:parent-style-name="Default" style:data-style-name="N99">
      <style:text-properties style:font-name="Arial"/>
    </style:style>
    <style:style style:name="gr1" style:family="graphic">
      <style:graphic-properties draw:stroke="none" svg:stroke-color="#000000" draw:fill="solid" draw:fill-color="#dee7e5" fo:min-height="5.544cm" fo:padding-top="0.2cm" fo:padding-bottom="0.2cm" fo:padding-left="0.2cm" fo:padding-right="0.2cm"/>
      <style:text-properties style:font-name="Arial"/>
    </style:style>
    <style:style style:name="P1" style:family="paragraph">
      <loext:graphic-properties draw:fill="solid" draw:fill-color="#dee7e5"/>
      <style:paragraph-properties style:writing-mode="lr-tb"/>
      <style:text-properties style:font-name="Arial"/>
    </style:style>
    <style:style style:name="T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ocabularies.$A$2:.$A$5])" table:allow-empty-cell="false" table:display-list="unsorted" table:base-cell-address="Samples.G2"/>
        <table:content-validation table:name="val2" table:condition="of:cell-content-is-in-list([$Vocabularies.$B$2:.$B$4])" table:allow-empty-cell="false" table:display-list="unsorted" table:base-cell-address="Samples.H2"/>
      </table:content-validations>
      <table:table table:name="Instructions" table:style-name="ta1">
        <table:shapes>
          <draw:frame draw:z-index="0" draw:name="Text Frame 2" draw:style-name="gr1" draw:text-style-name="P1" svg:width="8.83cm" svg:height="5.944cm" svg:x="2.992cm" svg:y="10.98cm">
            <draw:text-box>
              <text:p><text:span text:style-name="T1">Enter your information into the spreadsheet </text:span></text:p>
              <text:p><text:span text:style-name="T1">”</text:span><text:span text:style-name="T1">Samples”.</text:span></text:p>
              <text:p><text:span text:style-name="T1"/></text:p>
              <text:p><text:span text:style-name="T1">Validation and conditional formatting has been added to 10 rows. If you have more rows, just extend the row formatting to any number of rows below.</text:span></text:p>
              <text:p><text:span text:style-name="T1"/></text:p>
              <text:p><text:span text:style-name="T1">Be careful to not delete any formatting by accident.</text:span></text:p>
            </draw:text-box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ce14"/>
        <table:table-row table:style-name="ro1">
          <table:table-cell table:style-name="ce5" office:value-type="string" calcext:value-type="string">
            <text:p>Field 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quired</text:p>
          </table:table-cell>
          <table:table-cell table:style-name="ce5" office:value-type="string" calcext:value-type="string">
            <text:p>Validation in spreadsheet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lias</text:p>
          </table:table-cell>
          <table:table-cell table:style-name="ce19" office:value-type="string" calcext:value-type="string">
            <text:p>The submitter's designated name for the sample. The name must be unique within the submission account.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Empty cell not allowed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12" office:value-type="string" calcext:value-type="string">
            <text:p>Title</text:p>
          </table:table-cell>
          <table:table-cell table:style-name="ce19" office:value-type="string" calcext:value-type="string">
            <text:p>A short informative description of the sampl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Description</text:p>
          </table:table-cell>
          <table:table-cell table:style-name="ce19" office:value-type="string" calcext:value-type="string">
            <text:p>A longer description of sample and how it differs from other sampl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Subject ID</text:p>
          </table:table-cell>
          <table:table-cell table:style-name="ce19" office:value-type="string" calcext:value-type="string">
            <text:p>An identifier for subject or donor of the sample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Empty cell no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ioSampleID</text:p>
          </table:table-cell>
          <table:table-cell table:style-name="ce19" office:value-type="string" calcext:value-type="string">
            <text:p>BioSampleID if relevant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Case or control</text:p>
          </table:table-cell>
          <table:table-cell table:style-name="ce19" office:value-type="string" calcext:value-type="string">
            <text:p>"case", "control", "both" or "NA"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ontrolled vocabulary; empty cell indicated bu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ender</text:p>
          </table:table-cell>
          <table:table-cell table:style-name="ce19" office:value-type="string" calcext:value-type="string">
            <text:p>"female", "male" or "unknown"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Controlled vocabulary; empty cell no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rganism part</text:p>
          </table:table-cell>
          <table:table-cell table:style-name="ce19" office:value-type="string" calcext:value-type="string">
            <text:p>Part of organism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Cell line</text:p>
          </table:table-cell>
          <table:table-cell table:style-name="ce19" office:value-type="string" calcext:value-type="string">
            <text:p>Cell lin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Region</text:p>
          </table:table-cell>
          <table:table-cell table:style-name="ce19" office:value-type="string" calcext:value-type="string">
            <text:p>Geographic region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Phenotype</text:p>
          </table:table-cell>
          <table:table-cell table:style-name="ce19" office:value-type="string" calcext:value-type="string">
            <text:p>Phenotype or disease state relevant for using the data.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Empty cell not allowed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9"/>
          <table:table-cell table:style-name="ce12" table:number-columns-repeated="2"/>
          <table:table-cell table:style-name="ce21" table:number-columns-repeated="1020"/>
        </table:table-row>
        <table:table-row table:style-name="ro1">
          <table:table-cell table:style-name="ce13"/>
          <table:table-cell table:style-name="ce20"/>
          <table:table-cell table:style-name="ce1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6"/>
          <table:table-cell office:value-type="string" calcext:value-type="string">
            <text:p>Invalid cell content</text:p>
          </table:table-cell>
          <table:table-cell table:number-columns-repeated="1022"/>
        </table:table-row>
        <table:table-row table:style-name="ro1">
          <table:table-cell table:style-name="ce18"/>
          <table:table-cell office:value-type="string" calcext:value-type="string">
            <text:p>Empty but valid cell conte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s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5" table:number-columns-repeated="1012" table:default-cell-style-name="ce21"/>
        <table:table-row table:style-name="ro1">
          <table:table-cell table:style-name="ce15" office:value-type="string" calcext:value-type="string">
            <text:p>Row ID</text:p>
          </table:table-cell>
          <table:table-cell table:style-name="ce5" office:value-type="string" calcext:value-type="string">
            <text:p>Alias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ubject ID</text:p>
          </table:table-cell>
          <table:table-cell table:style-name="ce5" office:value-type="string" calcext:value-type="string">
            <text:p>BioSampleID</text:p>
          </table:table-cell>
          <table:table-cell table:style-name="ce5" office:value-type="string" calcext:value-type="string">
            <text:p>Case or control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Organism part</text:p>
          </table:table-cell>
          <table:table-cell table:style-name="ce5" office:value-type="string" calcext:value-type="string">
            <text:p>Cell line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Phenotyp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2"/>
          <table:table-cell table:style-name="ce28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25" table:content-validation-name="val1"/>
          <table:table-cell table:style-name="ce26" table:content-validation-name="val2"/>
          <table:table-cell table:style-name="ce24" table:number-columns-repeated="3"/>
          <table:table-cell table:style-name="ce23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amples.B2:Samples.B11 Samples.E2:Samples.E11 Samples.L2:Samples.L11">
            <calcext:condition calcext:apply-style-name="Bad" calcext:value="=&quot;&quot;" calcext:base-cell-address="Samples.B2"/>
          </calcext:conditional-format>
          <calcext:conditional-format calcext:target-range-address="Samples.C2:Samples.D11 Samples.F2:Samples.F11 Samples.I2:Samples.K11">
            <calcext:condition calcext:apply-style-name="Neutral" calcext:value="=&quot;&quot;" calcext:base-cell-address="Samples.C2"/>
          </calcext:conditional-format>
          <calcext:conditional-format calcext:target-range-address="Samples.G2:Samples.G11">
            <calcext:condition calcext:apply-style-name="Bad" calcext:value="formula-is(AND(ISNA(MATCH([.G2];[$Vocabularies.$A$2:.$A$5];0));NOT(ISBLANK([.G2]))))" calcext:base-cell-address="Samples.G2"/>
            <calcext:condition calcext:apply-style-name="Neutral" calcext:value="=&quot;&quot;" calcext:base-cell-address="Samples.G2"/>
          </calcext:conditional-format>
          <calcext:conditional-format calcext:target-range-address="Samples.H2:Samples.H11">
            <calcext:condition calcext:apply-style-name="Bad" calcext:value="formula-is(ISNA(MATCH([.H2];[$Vocabularies.$B$2:.$B$4];0)))" calcext:base-cell-address="Samples.H2"/>
          </calcext:conditional-format>
        </calcext:conditional-formats>
      </table:table>
      <table:table table:name="Vocabularies" table:style-name="ta1">
        <table:table-column table:style-name="co12" table:default-cell-style-name="ce21"/>
        <table:table-column table:style-name="co18" table:number-columns-repeated="1023" table:default-cell-style-name="ce21"/>
        <table:table-row table:style-name="ro1">
          <table:table-cell table:style-name="ce15" office:value-type="string" calcext:value-type="string">
            <text:p>Case or control</text:p>
          </table:table-cell>
          <table:table-cell table:style-name="ce15" office:value-type="string" calcext:value-type="string">
            <text:p>G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uctions.G2:Instructions.G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00-00-00</text:date>, <text:time style:data-style-name="N2" text:time-value="09:14:58.631234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6T13:21:48.890906584</meta:creation-date>
    <dc:date>2022-07-27T09:15:45.329561685</dc:date>
    <meta:editing-duration>PT2H19M56S</meta:editing-duration>
    <meta:editing-cycles>22</meta:editing-cycles>
    <meta:generator>LibreOffice/7.3.3.2$MacOSX_X86_64 LibreOffice_project/d1d0ea68f081ee2800a922cac8f79445e4603348</meta:generator>
    <meta:document-statistic meta:table-count="3" meta:cell-count="83" meta:object-count="1"/>
    <meta:user-defined meta:name=""/>
  </office:meta>
</office:document-meta>
</file>